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995cm"/>
    </style:style>
    <style:style style:name="co2" style:family="table-column">
      <style:table-column-properties fo:break-before="auto" style:column-width="2.106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3.6cm"/>
    </style:style>
    <style:style style:name="co5" style:family="table-column">
      <style:table-column-properties fo:break-before="auto" style:column-width="3.046cm"/>
    </style:style>
    <style:style style:name="co6" style:family="table-column">
      <style:table-column-properties fo:break-before="auto" style:column-width="3.07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411cm"/>
    </style:style>
    <style:style style:name="co9" style:family="table-column">
      <style:table-column-properties fo:break-before="auto" style:column-width="1.66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ff" fo:border="0.002cm solid #000000"/>
      <style:text-properties fo:color="#b84747" fo:font-weight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11">
      <style:table-cell-properties fo:background-color="#ffffff" fo:border="0.002cm solid #000000"/>
      <style:text-properties fo:color="#b84747" fo:font-weight="bold"/>
    </style:style>
    <style:style style:name="ce4" style:family="table-cell" style:parent-style-name="Default" style:data-style-name="N11">
      <style:table-cell-properties fo:border="0.002cm solid #000000"/>
    </style:style>
    <style:style style:name="ce5" style:family="table-cell" style:parent-style-name="Default" style:data-style-name="N11"/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min bytes</text:p>
          </table:table-cell>
          <table:table-cell table:style-name="ce1" office:value-type="string">
            <text:p>max bytes</text:p>
          </table:table-cell>
          <table:table-cell table:style-name="ce1" office:value-type="string">
            <text:p>log(size)</text:p>
          </table:table-cell>
          <table:table-cell table:style-name="ce1" office:value-type="string">
            <text:p>number of reallocs</text:p>
          </table:table-cell>
          <table:table-cell table:style-name="ce3" office:value-type="string">
            <text:p>freq. of reallocs</text:p>
          </table:table-cell>
          <table:table-cell table:style-name="ce1" office:value-type="string">
            <text:p>cumulated freq.</text:p>
          </table:table-cell>
          <table:table-cell table:number-columns-repeated="3"/>
        </table:table-row>
        <table:table-row table:style-name="ro1">
          <table:table-cell table:style-name="ce2" table:formula="oooc:=2^[.C2]" office:value-type="float" office:value="2">
            <text:p>2</text:p>
          </table:table-cell>
          <table:table-cell table:style-name="ce2" table:formula="oooc:=2^([.C2]+1)-1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37255">
            <text:p>137255</text:p>
          </table:table-cell>
          <table:table-cell table:style-name="ce4" table:formula="oooc:=[.D2]/SUM([.D$1:.D$16])" office:value-type="percentage" office:value="0.24268780434329">
            <text:p>24,27%</text:p>
          </table:table-cell>
          <table:table-cell table:style-name="ce2" table:formula="oooc:=[.E2]" office:value-type="percentage" office:value="0.24268780434329">
            <text:p>24,27%</text:p>
          </table:table-cell>
          <table:table-cell/>
          <table:table-cell table:style-name="ce2" office:value-type="string">
            <text:p>Calls</text:p>
          </table:table-cell>
          <table:table-cell table:style-name="ce2" office:value-type="float" office:value="565639">
            <text:p>565639</text:p>
          </table:table-cell>
        </table:table-row>
        <table:table-row table:style-name="ro1">
          <table:table-cell table:style-name="ce2" table:formula="oooc:=2^[.C3]" office:value-type="float" office:value="4">
            <text:p>4</text:p>
          </table:table-cell>
          <table:table-cell table:style-name="ce2" table:formula="oooc:=2^([.C3]+1)-1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73772">
            <text:p>173772</text:p>
          </table:table-cell>
          <table:table-cell table:style-name="ce4" table:formula="oooc:=[.D3]/SUM([.D$1:.D$16])" office:value-type="percentage" office:value="0.307255437953752">
            <text:p>30,73%</text:p>
          </table:table-cell>
          <table:table-cell table:style-name="ce2" table:formula="oooc:=[.F2]+[.E3]" office:value-type="percentage" office:value="0.549943242297043">
            <text:p>54,99%</text:p>
          </table:table-cell>
          <table:table-cell/>
          <table:table-cell table:style-name="ce2" office:value-type="string">
            <text:p>Bytes</text:p>
          </table:table-cell>
          <table:table-cell table:style-name="ce2" office:value-type="float" office:value="7418290">
            <text:p>7418290</text:p>
          </table:table-cell>
        </table:table-row>
        <table:table-row table:style-name="ro1">
          <table:table-cell table:style-name="ce2" table:formula="oooc:=2^[.C4]" office:value-type="float" office:value="8">
            <text:p>8</text:p>
          </table:table-cell>
          <table:table-cell table:style-name="ce2" table:formula="oooc:=2^([.C4]+1)-1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62033">
            <text:p>162033</text:p>
          </table:table-cell>
          <table:table-cell table:style-name="ce4" table:formula="oooc:=[.D4]/SUM([.D$1:.D$16])" office:value-type="percentage" office:value="0.286499092937644">
            <text:p>28,65%</text:p>
          </table:table-cell>
          <table:table-cell table:style-name="ce2" table:formula="oooc:=[.F3]+[.E4]" office:value-type="percentage" office:value="0.836442335234687">
            <text:p>83,64%</text:p>
          </table:table-cell>
          <table:table-cell/>
          <table:table-cell table:style-name="ce2" office:value-type="string">
            <text:p>Average Size</text:p>
          </table:table-cell>
          <table:table-cell table:style-name="ce2" table:formula="oooc:=[.I3]/[.I2]" office:value-type="float" office:value="13.1148842282799">
            <text:p>13,11</text:p>
          </table:table-cell>
        </table:table-row>
        <table:table-row table:style-name="ro1">
          <table:table-cell table:style-name="ce2" table:formula="oooc:=2^[.C5]" office:value-type="float" office:value="16">
            <text:p>16</text:p>
          </table:table-cell>
          <table:table-cell table:style-name="ce2" table:formula="oooc:=2^([.C5]+1)-1" office:value-type="float" office:value="31">
            <text:p>3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5492">
            <text:p>45492</text:p>
          </table:table-cell>
          <table:table-cell table:style-name="ce4" table:formula="oooc:=[.D5]/SUM([.D$1:.D$16])" office:value-type="percentage" office:value="0.0804368044529159">
            <text:p>8,04%</text:p>
          </table:table-cell>
          <table:table-cell table:style-name="ce2" table:formula="oooc:=[.F4]+[.E5]" office:value-type="percentage" office:value="0.916879139687603">
            <text:p>91,69%</text:p>
          </table:table-cell>
          <table:table-cell table:number-columns-repeated="3"/>
        </table:table-row>
        <table:table-row table:style-name="ro1">
          <table:table-cell table:style-name="ce2" table:formula="oooc:=2^[.C6]" office:value-type="float" office:value="32">
            <text:p>32</text:p>
          </table:table-cell>
          <table:table-cell table:style-name="ce2" table:formula="oooc:=2^([.C6]+1)-1" office:value-type="float" office:value="63">
            <text:p>6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6633">
            <text:p>26633</text:p>
          </table:table-cell>
          <table:table-cell table:style-name="ce4" table:formula="oooc:=[.D6]/SUM([.D$1:.D$16])" office:value-type="percentage" office:value="0.0470912119272511">
            <text:p>4,71%</text:p>
          </table:table-cell>
          <table:table-cell table:style-name="ce2" table:formula="oooc:=[.F5]+[.E6]" office:value-type="percentage" office:value="0.963970351614854">
            <text:p>96,40%</text:p>
          </table:table-cell>
          <table:table-cell table:number-columns-repeated="3"/>
        </table:table-row>
        <table:table-row table:style-name="ro1">
          <table:table-cell table:style-name="ce2" table:formula="oooc:=2^[.C7]" office:value-type="float" office:value="64">
            <text:p>64</text:p>
          </table:table-cell>
          <table:table-cell table:style-name="ce2" table:formula="oooc:=2^([.C7]+1)-1" office:value-type="float" office:value="127">
            <text:p>12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3611">
            <text:p>13611</text:p>
          </table:table-cell>
          <table:table-cell table:style-name="ce4" table:formula="oooc:=[.D7]/SUM([.D$1:.D$16])" office:value-type="percentage" office:value="0.0240663269455869">
            <text:p>2,41%</text:p>
          </table:table-cell>
          <table:table-cell table:style-name="ce2" table:formula="oooc:=[.F6]+[.E7]" office:value-type="percentage" office:value="0.988036678560441">
            <text:p>98,80%</text:p>
          </table:table-cell>
          <table:table-cell table:number-columns-repeated="3"/>
        </table:table-row>
        <table:table-row table:style-name="ro1">
          <table:table-cell table:style-name="ce2" table:formula="oooc:=2^[.C8]" office:value-type="float" office:value="128">
            <text:p>128</text:p>
          </table:table-cell>
          <table:table-cell table:style-name="ce2" table:formula="oooc:=2^([.C8]+1)-1" office:value-type="float" office:value="255">
            <text:p>25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693">
            <text:p>3693</text:p>
          </table:table-cell>
          <table:table-cell table:style-name="ce4" table:formula="oooc:=[.D8]/SUM([.D$1:.D$16])" office:value-type="percentage" office:value="0.00652978806921257">
            <text:p>0,65%</text:p>
          </table:table-cell>
          <table:table-cell table:style-name="ce2" table:formula="oooc:=[.F7]+[.E8]" office:value-type="percentage" office:value="0.994566466629653">
            <text:p>99,46%</text:p>
          </table:table-cell>
          <table:table-cell table:number-columns-repeated="3"/>
        </table:table-row>
        <table:table-row table:style-name="ro1">
          <table:table-cell table:style-name="ce2" table:formula="oooc:=2^[.C9]" office:value-type="float" office:value="256">
            <text:p>256</text:p>
          </table:table-cell>
          <table:table-cell table:style-name="ce2" table:formula="oooc:=2^([.C9]+1)-1" office:value-type="float" office:value="511">
            <text:p>51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818">
            <text:p>1818</text:p>
          </table:table-cell>
          <table:table-cell table:style-name="ce4" table:formula="oooc:=[.D9]/SUM([.D$1:.D$16])" office:value-type="percentage" office:value="0.00321450168151326">
            <text:p>0,32%</text:p>
          </table:table-cell>
          <table:table-cell table:style-name="ce2" table:formula="oooc:=[.F8]+[.E9]" office:value-type="percentage" office:value="0.997780968311167">
            <text:p>99,78%</text:p>
          </table:table-cell>
          <table:table-cell table:number-columns-repeated="3"/>
        </table:table-row>
        <table:table-row table:style-name="ro1">
          <table:table-cell table:style-name="ce2" table:formula="oooc:=2^[.C10]" office:value-type="float" office:value="512">
            <text:p>512</text:p>
          </table:table-cell>
          <table:table-cell table:style-name="ce2" table:formula="oooc:=2^([.C10]+1)-1" office:value-type="float" office:value="1023">
            <text:p>102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751">
            <text:p>751</text:p>
          </table:table-cell>
          <table:table-cell table:style-name="ce4" table:formula="oooc:=[.D10]/SUM([.D$1:.D$16])" office:value-type="percentage" office:value="0.00132788270781983">
            <text:p>0,13%</text:p>
          </table:table-cell>
          <table:table-cell table:style-name="ce2" table:formula="oooc:=[.F9]+[.E10]" office:value-type="percentage" office:value="0.999108851018986">
            <text:p>99,91%</text:p>
          </table:table-cell>
          <table:table-cell table:number-columns-repeated="3"/>
        </table:table-row>
        <table:table-row table:style-name="ro1">
          <table:table-cell table:style-name="ce2" table:formula="oooc:=2^[.C11]" office:value-type="float" office:value="1024">
            <text:p>1024</text:p>
          </table:table-cell>
          <table:table-cell table:style-name="ce2" table:formula="oooc:=2^([.C11]+1)-1" office:value-type="float" office:value="2047">
            <text:p>204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16">
            <text:p>316</text:p>
          </table:table-cell>
          <table:table-cell table:style-name="ce4" table:formula="oooc:=[.D11]/SUM([.D$1:.D$16])" office:value-type="percentage" office:value="0.000558736265873591">
            <text:p>0,06%</text:p>
          </table:table-cell>
          <table:table-cell table:style-name="ce2" table:formula="oooc:=[.F10]+[.E11]" office:value-type="percentage" office:value="0.99966758728486">
            <text:p>99,97%</text:p>
          </table:table-cell>
          <table:table-cell table:number-columns-repeated="3"/>
        </table:table-row>
        <table:table-row table:style-name="ro1">
          <table:table-cell table:style-name="ce2" table:formula="oooc:=2^[.C12]" office:value-type="float" office:value="2048">
            <text:p>2048</text:p>
          </table:table-cell>
          <table:table-cell table:style-name="ce2" table:formula="oooc:=2^([.C12]+1)-1" office:value-type="float" office:value="4095">
            <text:p>409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3">
            <text:p>133</text:p>
          </table:table-cell>
          <table:table-cell table:style-name="ce4" table:formula="oooc:=[.D12]/SUM([.D$1:.D$16])" office:value-type="percentage" office:value="0.000235164314434138">
            <text:p>0,02%</text:p>
          </table:table-cell>
          <table:table-cell table:style-name="ce2" table:formula="oooc:=[.F11]+[.E12]" office:value-type="percentage" office:value="0.999902751599294">
            <text:p>99,99%</text:p>
          </table:table-cell>
          <table:table-cell table:number-columns-repeated="3"/>
        </table:table-row>
        <table:table-row table:style-name="ro1">
          <table:table-cell table:style-name="ce2" table:formula="oooc:=2^[.C13]" office:value-type="float" office:value="4096">
            <text:p>4096</text:p>
          </table:table-cell>
          <table:table-cell table:style-name="ce2" table:formula="oooc:=2^([.C13]+1)-1" office:value-type="float" office:value="8191">
            <text:p>819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31">
            <text:p>31</text:p>
          </table:table-cell>
          <table:table-cell table:style-name="ce4" table:formula="oooc:=[.D13]/SUM([.D$1:.D$16])" office:value-type="percentage" office:value="0.0000548127349432953">
            <text:p>0,01%</text:p>
          </table:table-cell>
          <table:table-cell table:style-name="ce2" table:formula="oooc:=[.F12]+[.E13]" office:value-type="percentage" office:value="0.999957564334237">
            <text:p>100,00%</text:p>
          </table:table-cell>
          <table:table-cell table:number-columns-repeated="3"/>
        </table:table-row>
        <table:table-row table:style-name="ro1">
          <table:table-cell table:style-name="ce2" table:formula="oooc:=2^[.C14]" office:value-type="float" office:value="8192">
            <text:p>8192</text:p>
          </table:table-cell>
          <table:table-cell table:style-name="ce2" table:formula="oooc:=2^([.C14]+1)-1" office:value-type="float" office:value="16383">
            <text:p>16383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6">
            <text:p>16</text:p>
          </table:table-cell>
          <table:table-cell table:style-name="ce4" table:formula="oooc:=[.D14]/SUM([.D$1:.D$16])" office:value-type="percentage" office:value="0.0000282904438417008">
            <text:p>0,00%</text:p>
          </table:table-cell>
          <table:table-cell table:style-name="ce2" table:formula="oooc:=[.F13]+[.E14]" office:value-type="percentage" office:value="0.999985854778079">
            <text:p>100,00%</text:p>
          </table:table-cell>
          <table:table-cell table:number-columns-repeated="3"/>
        </table:table-row>
        <table:table-row table:style-name="ro1">
          <table:table-cell table:style-name="ce2" table:formula="oooc:=2^[.C15]" office:value-type="float" office:value="16384">
            <text:p>16384</text:p>
          </table:table-cell>
          <table:table-cell table:style-name="ce2" table:formula="oooc:=2^([.C15]+1)-1" office:value-type="float" office:value="32767">
            <text:p>32767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7">
            <text:p>7</text:p>
          </table:table-cell>
          <table:table-cell table:style-name="ce4" table:formula="oooc:=[.D15]/SUM([.D$1:.D$16])" office:value-type="percentage" office:value="0.0000123770691807441">
            <text:p>0,00%</text:p>
          </table:table-cell>
          <table:table-cell table:style-name="ce2" table:formula="oooc:=[.F14]+[.E15]" office:value-type="percentage" office:value="0.99999823184726">
            <text:p>100,00%</text:p>
          </table:table-cell>
          <table:table-cell table:number-columns-repeated="3"/>
        </table:table-row>
        <table:table-row table:style-name="ro1">
          <table:table-cell table:style-name="ce2" table:formula="oooc:=2^[.C16]" office:value-type="float" office:value="32768">
            <text:p>32768</text:p>
          </table:table-cell>
          <table:table-cell table:style-name="ce2" table:formula="oooc:=2^([.C16]+1)-1" office:value-type="float" office:value="65535">
            <text:p>6553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4" table:formula="oooc:=[.D16]/SUM([.D$1:.D$16])" office:value-type="percentage" office:value="0.0000017681527401063">
            <text:p>0,00%</text:p>
          </table:table-cell>
          <table:table-cell table:style-name="ce2" table:formula="oooc:=[.F15]+[.E16]" office:value-type="percentage" office:value="1">
            <text:p>100,00%</text:p>
          </table:table-cell>
          <table:table-cell table:number-columns-repeated="3"/>
        </table:table-row>
        <table:table-row table:style-name="ro1">
          <table:table-cell>
            <draw:frame table:end-cell-address="Hoja1.G42" table:end-x="1.614cm" table:end-y="0.028cm" draw:z-index="0" svg:width="17.151cm" svg:height="11.254cm" svg:x="0cm" svg:y="0.063cm">
              <draw:object draw:notify-on-update-of-ranges="Hoja1.C1:Hoja1.C16 Hoja1.E1:Hoja1.E1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6551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Hoja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5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18">18/12/2006</text:date>, <text:time>16:38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5$Win32 OpenOffice.org_project/680m125$Build-8947</meta:generator>
    <meta:creation-date>2006-12-16T18:51:54</meta:creation-date>
    <dc:date>2006-12-18T16:38:27</dc:date>
    <dc:language>es-ES</dc:language>
    <meta:editing-cycles>5</meta:editing-cycles>
    <meta:editing-duration>PT6H58M32S</meta:editing-duration>
    <meta:user-defined meta:name="Info 1"/>
    <meta:user-defined meta:name="Info 2"/>
    <meta:user-defined meta:name="Info 3"/>
    <meta:user-defined meta:name="Info 4"/>
    <meta:document-statistic meta:table-count="3" meta:cell-count="102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0.8999996185303pt" style:font-family-asian="'Lucida Sans Unicode'" style:font-pitch-asian="variable" style:font-size-asian="20.8999996185303pt" style:font-family-complex="Tahoma" style:font-pitch-complex="variable" style:font-size-complex="20.8999996185303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1999998092651pt" style:font-family-asian="'Lucida Sans Unicode'" style:font-pitch-asian="variable" style:font-size-asian="11.1999998092651pt" style:font-family-complex="Tahoma" style:font-pitch-complex="variable" style:font-size-complex="11.1999998092651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4.3999996185303pt" style:font-family-asian="'Lucida Sans Unicode'" style:font-pitch-asian="variable" style:font-size-asian="14.3999996185303pt" style:font-family-complex="Tahoma" style:font-pitch-complex="variable" style:font-size-complex="14.3999996185303pt"/>
    </style:style>
    <style:style style:name="ch6" style:family="chart" style:data-style-name="N11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1999998092651pt" style:font-family-asian="'Lucida Sans Unicode'" style:font-pitch-asian="variable" style:font-size-asian="11.1999998092651pt" style:font-family-complex="Tahoma" style:font-pitch-complex="variable" style:font-size-complex="11.1999998092651pt"/>
    </style:style>
    <style:style style:name="ch7" style:family="chart">
      <style:graphic-properties draw:stroke="dash" draw:stroke-dash="Fine_20_Dashed_20__28_var_29_"/>
    </style:style>
    <style:style style:name="ch8" style:family="chart">
      <style:chart-properties chart:symbol-width="0.1cm" chart:symbol-height="0.1cm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>
        <chart:symbol-image/>
      </style:chart-properties>
      <style:graphic-properties svg:stroke-width="0.2cm" svg:stroke-color="#993366" draw:marker-start-width="0.5cm" draw:marker-end-width="0.5cm" draw:fill-color="#993366"/>
      <style:text-properties fo:font-family="Arial" style:font-family-generic="swiss" style:font-pitch="variable" fo:font-size="9.5pt" style:font-family-asian="'Lucida Sans Unicode'" style:font-pitch-asian="variable" style:font-size-asian="9.5pt" style:font-family-complex="Tahoma" style:font-pitch-complex="variable" style:font-size-complex="9.5pt"/>
    </style:style>
    <style:style style:name="ch9" style:family="chart">
      <style:graphic-properties draw:stroke="none" draw:fill="none" draw:fill-color="#d9d9d9" draw:fill-image-width="0cm" draw:fill-image-height="0cm"/>
    </style:style>
    <style:style style:name="ch10" style:family="chart">
      <style:graphic-properties draw:stroke="none" draw:fill-color="#999999"/>
    </style:style>
  </office:automatic-styles>
  <office:body>
    <office:chart>
      <chart:chart svg:width="17.152cm" svg:height="11.255cm" chart:class="chart:scatter" chart:style-name="ch1">
        <chart:title svg:x="1.816cm" svg:y="0.224cm" chart:style-name="ch2">
          <text:p>Frequency analysis of string reallocations</text:p>
        </chart:title>
        <chart:plot-area chart:style-name="ch3" table:cell-range-address="Hoja1.$C$1:.$C$16 Hoja1.$E$1:.$E$16" chart:data-source-has-labels="row" chart:table-number-list="0 0" svg:x="0.337cm" svg:y="1.492cm" svg:width="16.242cm" svg:height="9.538cm">
          <chart:axis chart:dimension="x" chart:name="primary-x" chart:style-name="ch4">
            <chart:title svg:x="7.146cm" svg:y="10.439cm" chart:style-name="ch5">
              <text:p>log(size)</text:p>
            </chart:title>
            <chart:categories table:cell-range-address="local-table.A2:.A16"/>
          </chart:axis>
          <chart:axis chart:dimension="y" chart:name="primary-y" chart:style-name="ch6">
            <chart:title svg:x="0.342cm" svg:y="7.344cm" chart:style-name="ch5">
              <text:p>Freq. of reallocs</text:p>
            </chart:title>
            <chart:grid chart:style-name="ch7" chart:class="major"/>
          </chart:axis>
          <chart:series chart:style-name="ch8">
            <chart:domain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(size)</text:p>
              </table:table-cell>
              <table:table-cell office:value-type="string">
                <text:p>freq. of reallocs</text:p>
              </table:table-cell>
            </table:table-row>
          </table:table-header-rows>
          <table:table-rows>
            <table:table-row>
              <table:table-cell office:value-type="string">
                <text:p>Fila 2</text:p>
              </table:table-cell>
              <table:table-cell office:value-type="float" office:value="1">
                <text:p>1</text:p>
              </table:table-cell>
              <table:table-cell office:value-type="float" office:value="0.24268780434329">
                <text:p>0.24268780434329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2">
                <text:p>2</text:p>
              </table:table-cell>
              <table:table-cell office:value-type="float" office:value="0.307255437953752">
                <text:p>0.307255437953752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3">
                <text:p>3</text:p>
              </table:table-cell>
              <table:table-cell office:value-type="float" office:value="0.286499092937644">
                <text:p>0.286499092937644</text:p>
              </table:table-cell>
            </table:table-row>
            <table:table-row>
              <table:table-cell office:value-type="string">
                <text:p>Fila 5</text:p>
              </table:table-cell>
              <table:table-cell office:value-type="float" office:value="4">
                <text:p>4</text:p>
              </table:table-cell>
              <table:table-cell office:value-type="float" office:value="0.0804368044529159">
                <text:p>0.0804368044529159</text:p>
              </table:table-cell>
            </table:table-row>
            <table:table-row>
              <table:table-cell office:value-type="string">
                <text:p>Fila 6</text:p>
              </table:table-cell>
              <table:table-cell office:value-type="float" office:value="5">
                <text:p>5</text:p>
              </table:table-cell>
              <table:table-cell office:value-type="float" office:value="0.0470912119272511">
                <text:p>0.0470912119272511</text:p>
              </table:table-cell>
            </table:table-row>
            <table:table-row>
              <table:table-cell office:value-type="string">
                <text:p>Fila 7</text:p>
              </table:table-cell>
              <table:table-cell office:value-type="float" office:value="6">
                <text:p>6</text:p>
              </table:table-cell>
              <table:table-cell office:value-type="float" office:value="0.0240663269455869">
                <text:p>0.0240663269455869</text:p>
              </table:table-cell>
            </table:table-row>
            <table:table-row>
              <table:table-cell office:value-type="string">
                <text:p>Fila 8</text:p>
              </table:table-cell>
              <table:table-cell office:value-type="float" office:value="7">
                <text:p>7</text:p>
              </table:table-cell>
              <table:table-cell office:value-type="float" office:value="0.00652978806921257">
                <text:p>0.00652978806921257</text:p>
              </table:table-cell>
            </table:table-row>
            <table:table-row>
              <table:table-cell office:value-type="string">
                <text:p>Fila 9</text:p>
              </table:table-cell>
              <table:table-cell office:value-type="float" office:value="8">
                <text:p>8</text:p>
              </table:table-cell>
              <table:table-cell office:value-type="float" office:value="0.00321450168151326">
                <text:p>0.00321450168151326</text:p>
              </table:table-cell>
            </table:table-row>
            <table:table-row>
              <table:table-cell office:value-type="string">
                <text:p>Fila 10</text:p>
              </table:table-cell>
              <table:table-cell office:value-type="float" office:value="9">
                <text:p>9</text:p>
              </table:table-cell>
              <table:table-cell office:value-type="float" office:value="0.00132788270781983">
                <text:p>0.00132788270781983</text:p>
              </table:table-cell>
            </table:table-row>
            <table:table-row>
              <table:table-cell office:value-type="string">
                <text:p>Fila 11</text:p>
              </table:table-cell>
              <table:table-cell office:value-type="float" office:value="10">
                <text:p>10</text:p>
              </table:table-cell>
              <table:table-cell office:value-type="float" office:value="0.000558736265873591">
                <text:p>0.000558736265873591</text:p>
              </table:table-cell>
            </table:table-row>
            <table:table-row>
              <table:table-cell office:value-type="string">
                <text:p>Fila 12</text:p>
              </table:table-cell>
              <table:table-cell office:value-type="float" office:value="11">
                <text:p>11</text:p>
              </table:table-cell>
              <table:table-cell office:value-type="float" office:value="0.000235164314434138">
                <text:p>0.000235164314434138</text:p>
              </table:table-cell>
            </table:table-row>
            <table:table-row>
              <table:table-cell office:value-type="string">
                <text:p>Fila 13</text:p>
              </table:table-cell>
              <table:table-cell office:value-type="float" office:value="12">
                <text:p>12</text:p>
              </table:table-cell>
              <table:table-cell office:value-type="float" office:value="0.0000548127349432953">
                <text:p>0.0000548127349432953</text:p>
              </table:table-cell>
            </table:table-row>
            <table:table-row>
              <table:table-cell office:value-type="string">
                <text:p>Fila 14</text:p>
              </table:table-cell>
              <table:table-cell office:value-type="float" office:value="13">
                <text:p>13</text:p>
              </table:table-cell>
              <table:table-cell office:value-type="float" office:value="0.0000282904438417008">
                <text:p>0.0000282904438417008</text:p>
              </table:table-cell>
            </table:table-row>
            <table:table-row>
              <table:table-cell office:value-type="string">
                <text:p>Fila 15</text:p>
              </table:table-cell>
              <table:table-cell office:value-type="float" office:value="14">
                <text:p>14</text:p>
              </table:table-cell>
              <table:table-cell office:value-type="float" office:value="0.0000123770691807441">
                <text:p>0.0000123770691807441</text:p>
              </table:table-cell>
            </table:table-row>
            <table:table-row>
              <table:table-cell office:value-type="string">
                <text:p>Fila 16</text:p>
              </table:table-cell>
              <table:table-cell office:value-type="float" office:value="15">
                <text:p>15</text:p>
              </table:table-cell>
              <table:table-cell office:value-type="float" office:value="0.0000017681527401063">
                <text:p>0.0000017681527401063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</office:styles>
</office:document-styles>
</file>